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18cm" fo:min-width="1.26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3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6" style:family="graphic" style:parent-style-name="standard">
      <style:graphic-properties draw:textarea-horizontal-align="justify" draw:textarea-vertical-align="middle" draw:auto-grow-height="false" fo:min-height="0.528cm" fo:min-width="0.278cm"/>
    </style:style>
    <style:style style:name="gr7" style:family="graphic" style:parent-style-name="standard">
      <style:graphic-properties draw:textarea-horizontal-align="justify" draw:textarea-vertical-align="middle" draw:auto-grow-height="false" fo:min-height="0.85cm" fo:min-width="1.1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Liberation Sans3" fo:font-style="normal" fo:font-weight="bold" style:font-name-asian="Liberation Sans3" style:font-style-asian="normal" style:font-weight-asian="bold" style:font-name-complex="Liberation Sans3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cm" svg:height="2.5cm" svg:x="6cm" svg:y="6.5cm">
          <text:p text:style-name="P1"><text:span text:style-name="T1">∑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5cm" svg:y1="7.75cm" svg:x2="9.9cm" svg:y2="7.75cm" draw:start-shape="id1" draw:start-glue-point="10" draw:end-shape="id2" draw:end-glue-point="6" svg:d="M8500 7750h1400" svg:viewBox="0 0 1401 1">
          <text:p/>
        </draw:connector>
        <draw:frame draw:style-name="gr3" draw:text-style-name="P4" draw:layer="layout" svg:width="5.43cm" svg:height="1.673cm" svg:x="1.848cm" svg:y="1.2cm">
          <draw:text-box>
            <text:p>X <text:s/>= {x0,x1,…,xn}</text:p>
            <text:p>W = {1,w1,…,wn}</text:p>
          </draw:text-box>
        </draw:frame>
        <draw:frame draw:style-name="gr4" draw:text-style-name="P1" draw:layer="layout" svg:width="10.79cm" svg:height="5.402cm" svg:x="6.1cm" svg:y="11.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5" draw:text-style-name="P1" draw:layer="layout" svg:width="0.8cm" svg:height="0.8cm" svg:x="1.6cm" svg:y="5.3cm">
          <text:p text:style-name="P1">x0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0.8cm" svg:height="0.8cm" svg:x="1.6cm" svg:y="5.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0.8cm" svg:height="0.8cm" svg:x="1.6cm" svg:y="6.4cm">
          <text:p text:style-name="P1">x1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0.8cm" svg:height="0.8cm" svg:x="1.6cm" svg:y="9.6cm">
          <text:p text:style-name="P1">xn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0.8cm" svg:height="0.8cm" svg:x="3.5cm" svg:y="5.3cm">
          <text:p text:style-name="P1">w0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0.8cm" svg:height="0.8cm" svg:x="3.5cm" svg:y="6.4cm">
          <text:p text:style-name="P1">w1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0.8cm" svg:height="0.8cm" svg:x="3.498cm" svg:y="9.6cm">
          <text:p text:style-name="P1">wn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0.2cm" svg:height="0.47cm" svg:x="10.01cm" svg:y="4.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6" draw:text-style-name="P5" xml:id="id2" draw:id="id2" draw:layer="layout" svg:width="1.1cm" svg:height="1.1cm" svg:x="9.9cm" svg:y="7.2cm">
          <text:p text:style-name="P1"><text:span text:style-name="T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" draw:id="id3" draw:layer="layout" svg:width="1.6cm" svg:height="1.1cm" svg:x="12.3cm" svg:y="7.2cm">
          <text:p text:style-name="P1">0/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1cm" svg:y1="7.75cm" svg:x2="12.3cm" svg:y2="7.75cm" draw:start-shape="id2" draw:start-glue-point="10" draw:end-shape="id3" draw:end-glue-point="3" svg:d="M11000 7750h1300" svg:viewBox="0 0 1301 1">
          <text:p/>
        </draw:connector>
        <draw:connector draw:style-name="gr8" draw:text-style-name="P3" draw:layer="layout" draw:type="line" svg:x1="2.4cm" svg:y1="5.7cm" svg:x2="3.5cm" svg:y2="5.7cm" draw:start-shape="id4" draw:start-glue-point="1" draw:end-shape="id5" draw:end-glue-point="3" svg:d="M2400 5700h1100" svg:viewBox="0 0 1101 1">
          <text:p/>
        </draw:connector>
        <draw:connector draw:style-name="gr8" draw:text-style-name="P3" draw:layer="layout" draw:type="line" svg:x1="2.4cm" svg:y1="6.8cm" svg:x2="3.5cm" svg:y2="6.8cm" draw:start-shape="id6" draw:start-glue-point="1" draw:end-shape="id7" draw:end-glue-point="3" svg:d="M2400 6800h1100" svg:viewBox="0 0 1101 1">
          <text:p/>
        </draw:connector>
        <draw:connector draw:style-name="gr8" draw:text-style-name="P3" draw:layer="layout" draw:type="line" svg:x1="2.4cm" svg:y1="10cm" svg:x2="3.498cm" svg:y2="10cm" draw:start-shape="id8" draw:start-glue-point="1" draw:end-shape="id9" draw:end-glue-point="3" svg:d="M2400 10000h1098" svg:viewBox="0 0 1099 1">
          <text:p/>
        </draw:connector>
        <draw:connector draw:style-name="gr8" draw:text-style-name="P3" draw:layer="layout" draw:type="line" svg:x1="4.3cm" svg:y1="5.7cm" svg:x2="6cm" svg:y2="7.75cm" draw:start-shape="id5" draw:start-glue-point="1" draw:end-shape="id1" draw:end-glue-point="6" svg:d="M4300 5700l1700 2050" svg:viewBox="0 0 1701 2051">
          <text:p/>
        </draw:connector>
        <draw:connector draw:style-name="gr8" draw:text-style-name="P3" draw:layer="layout" draw:type="line" svg:x1="4.3cm" svg:y1="6.8cm" svg:x2="6cm" svg:y2="7.75cm" draw:start-shape="id7" draw:start-glue-point="1" draw:end-shape="id1" draw:end-glue-point="6" svg:d="M4300 6800l1700 950" svg:viewBox="0 0 1701 951">
          <text:p/>
        </draw:connector>
        <draw:connector draw:style-name="gr8" draw:text-style-name="P3" draw:layer="layout" draw:type="line" svg:x1="4.517cm" svg:y1="10.035cm" svg:x2="6cm" svg:y2="7.75cm" draw:end-shape="id1" draw:end-glue-point="6" svg:d="M4517 10035l1483-2285" svg:viewBox="0 0 1484 2286">
          <text:p/>
        </draw:connector>
        <draw:frame draw:style-name="gr4" draw:text-style-name="P1" draw:layer="layout" svg:width="7.746cm" svg:height="2.829cm" svg:x="10.5cm" svg:y="3.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0.2cm" svg:height="0.47cm" svg:x="8.771cm" svg:y="8.40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" draw:layer="layout" svg:width="0.2cm" svg:height="0.47cm" svg:x="8.771cm" svg:y="11.34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1" draw:layer="layout" svg:width="8.837cm" svg:height="1.063cm" svg:x="7.2cm" svg:y="18.33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text-style-name="P4" draw:layer="layout" svg:width="33.835cm" svg:height="4.517cm" svg:x="1.065cm" svg:y="24.1cm">
          <draw:text-box>
            <text:p>Ref :</text:p>
            <text:p><text:a xlink:href="https://www.irif.fr/~kesner/enseignement/iup/cours81.pdf" xlink:type="simple">https://www.irif.fr/~kesner/enseignement/iup/cours81.pdf</text:a></text:p>
            <text:p><text:a xlink:href="https://fr.wikipedia.org/wiki/Perceptron" xlink:type="simple">https://fr.wikipedia.org/wiki/Perceptron</text:a></text:p>
            <text:p><text:a xlink:href="https://www.labri.fr/perso/nrougier/downloads/Perceptron.pdf" xlink:type="simple">https://www.labri.fr/perso/nrougier/downloads/Perceptron.pdf</text:a></text:p>
            <text:p><text:a xlink:href="http://lia.univ-avignon.fr/fileadmin/documents/Users/Intranet/chercheurs/torres/cours/class/transp/class-perceptrons.pdf" xlink:type="simple">http://lia.univ-avignon.fr/fileadmin/documents/Users/Intranet/chercheurs/torres/cours/class/transp/class-perceptrons.pdf</text:a></text:p>
            <text:p><text:a xlink:href="http://mp.cpgedupuydelome.fr/document.php?doc=Le%20Perceptron.txt" xlink:type="simple">http://mp.cpgedupuydelome.fr/document.php?doc=Le%20Perceptron.txt</text:a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2T11:11:14.917589760</meta:creation-date>
    <dc:date>2018-05-14T01:04:22.717750780</dc:date>
    <meta:editing-duration>PT3H57M29S</meta:editing-duration>
    <meta:editing-cycles>32</meta:editing-cycles>
    <meta:generator>LibreOffice/5.1.6.2$Linux_X86_64 LibreOffice_project/10m0$Build-2</meta:generator>
    <meta:document-statistic meta:object-count="26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E</mi>
              <mi>w</mi>
            </msub>
            <mrow>
              <mspace width="0.5em"/>
              <mo stretchy="false">=</mo>
              <mspace width="0.5em"/>
            </mrow>
            <mfrac>
              <mn>1</mn>
              <mn>2</mn>
            </mfrac>
            <mrow>
              <munder>
                <mo stretchy="false">∑</mo>
                <mrow>
                  <mi>x</mi>
                  <mo stretchy="false">∈</mo>
                  <mi>X</mi>
                </mrow>
              </munder>
              <msup>
                <mrow>
                  <mo fence="true" stretchy="false">[</mo>
                  <mrow>
                    <mrow>
                      <mi>y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over accent="true">
                          <mi>y</mi>
                          <mo stretchy="false">^</mo>
                        </mover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n>2</mn>
              </msup>
            </mrow>
          </mrow>
        </mtd>
      </mtr>
      <mtr>
        <mtd>
          <mrow>
            <mfrac>
              <mrow>
                <mo stretchy="false">∂</mo>
                <msub>
                  <mi>E</mi>
                  <mi>w</mi>
                </msub>
              </mrow>
              <mrow>
                <mo stretchy="false">∂</mo>
                <msub>
                  <mi>w</mi>
                  <mi>i</mi>
                </msub>
              </mrow>
            </mfrac>
            <mrow>
              <mspace width="0.5em"/>
              <mo stretchy="false">=</mo>
              <mrow>
                <mspace width="0.5em"/>
                <mo stretchy="false">−</mo>
                <mrow>
                  <mrow>
                    <munder>
                      <mo stretchy="false">∑</mo>
                      <mrow>
                        <mi>x</mi>
                        <mo stretchy="false">∈</mo>
                        <mi>X</mi>
                      </mrow>
                    </munder>
                    <mrow>
                      <mo fence="true" stretchy="false">[</mo>
                      <mrow>
                        <mrow>
                          <mi>y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over accent="true">
                              <mi>y</mi>
                              <mo stretchy="false">^</mo>
                            </mover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false">]</mo>
                    </mrow>
                  </mrow>
                  <mo stretchy="false">⋅</mo>
                  <mfrac>
                    <mrow>
                      <mo stretchy="false">∂</mo>
                      <mover accent="true">
                        <mi>y</mi>
                        <mo stretchy="false">^</mo>
                      </mover>
                    </mrow>
                    <mrow>
                      <mo stretchy="false">∂</mo>
                      <msub>
                        <mi>w</mi>
                        <mi>i</mi>
                      </msub>
                    </mrow>
                  </mfrac>
                </mrow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sub>
              <mi>w</mi>
              <mrow>
                <mi>i</mi>
                <mo stretchy="false">+</mo>
                <mn>1</mn>
              </mrow>
            </msub>
            <mrow>
              <mspace width="0.5em"/>
              <mo stretchy="false">=</mo>
              <mspace width="0.5em"/>
            </mrow>
            <mrow>
              <msub>
                <mi>w</mi>
                <mi>i</mi>
              </msub>
              <mo stretchy="false">−</mo>
              <mi mathvariant="normal">α</mi>
            </mrow>
            <mfrac>
              <mrow>
                <mo stretchy="false">∂</mo>
                <mi>E</mi>
              </mrow>
              <mrow>
                <mo stretchy="false">∂</mo>
                <msub>
                  <mi>w</mi>
                  <mi>i</mi>
                </msub>
              </mrow>
            </mfrac>
          </mrow>
        </mtd>
      </mtr>
      <mtr>
        <mtd>
          <mi mathvariant="italic">else</mi>
        </mtd>
      </mtr>
      <mtr>
        <mtd>
          <mrow>
            <msub>
              <mi>w</mi>
              <mrow>
                <mi>i</mi>
                <mo stretchy="false">+</mo>
                <mn>1</mn>
              </mrow>
            </msub>
            <mrow>
              <mspace width="0.5em"/>
              <mo stretchy="false">=</mo>
              <mspace width="0.5em"/>
            </mrow>
            <mrow>
              <msub>
                <mi>w</mi>
                <mi>i</mi>
              </msub>
              <mo stretchy="false">+</mo>
              <mi mathvariant="normal">Δ</mi>
            </mrow>
            <msub>
              <mi>w</mi>
              <mi>i</mi>
            </msub>
          </mrow>
        </mtd>
      </mtr>
      <mtr>
        <mtd>
          <mrow>
            <mi mathvariant="normal">Δ</mi>
            <msub>
              <mi>w</mi>
              <mi>i</mi>
            </msub>
            <mrow>
              <mspace width="0.5em"/>
              <mo stretchy="false">=</mo>
              <mspace width="0.5em"/>
            </mrow>
            <mrow>
              <mi mathvariant="normal">α</mi>
              <mo stretchy="false">⋅</mo>
              <mrow>
                <mo fence="true" stretchy="false">(</mo>
                <mrow>
                  <mrow>
                    <mi>y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over accent="true">
                        <mi>y</mi>
                        <mo stretchy="false">^</mo>
                      </mover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frac>
                <mrow>
                  <mo stretchy="false">∂</mo>
                  <mover accent="true">
                    <mi>y</mi>
                    <mo stretchy="false">^</mo>
                  </mover>
                </mrow>
                <mrow>
                  <mo stretchy="false">∂</mo>
                  <msub>
                    <mi>w</mi>
                    <mi>i</mi>
                  </msub>
                </mrow>
              </mfrac>
              <mo stretchy="false">⋅</mo>
              <msub>
                <mi>x</mi>
                <mi>i</mi>
              </msub>
            </mrow>
            <mspace width="7.5em"/>
            <mi mathvariant="normal">Δ</mi>
            <msub>
              <mi>w</mi>
              <mi>i</mi>
            </msub>
            <mrow>
              <mspace width="0.5em"/>
              <mo stretchy="false">=</mo>
              <mspace width="0.5em"/>
            </mrow>
            <mrow>
              <mi mathvariant="normal">α</mi>
              <mo stretchy="false">⋅</mo>
              <mrow>
                <mo fence="true" stretchy="false">(</mo>
                <mrow>
                  <mrow>
                    <mi>y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over accent="true">
                        <mi>y</mi>
                        <mo stretchy="false">^</mo>
                      </mover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sub>
                <mi>x</mi>
                <mi>i</mi>
              </msub>
            </mrow>
          </mrow>
        </mtd>
      </mtr>
    </mtable>
    <annotation encoding="StarMath 5.0">stack{
E_w `=` {1} over {2} sum from {x in X} [ y(x) - hat y(x) ]^{2}
#
{partial E_w} over {partial w_i} `=` - sum from x in X [y(x) - hat y(x)] cdot { { partial  hat y } over { partial w_i } }( x )
#
w_{i+1} `=` w_i - %alpha{partial E} over {partial w_i}
#
else
#
w_{i+1} `=` w_i + %DELTA w_i
#
%DELTA w_i `=` %alpha cdot ( y(x) - hat y(x) ) cdot { {partial hat y} over {partial w_i} } cdot x_i ``````````````` %DELTA w_i `=` %alpha cdot ( y(x) - hat y(x) ) cdot x_i
}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row>
            <mi>X</mi>
            <mo stretchy="false">⊂</mo>
            <msup>
              <mi mathvariant="normal">ℝ</mi>
              <mrow>
                <mi>n</mi>
                <mo stretchy="false">+</mo>
                <mn>1</mn>
              </mrow>
            </msup>
          </mrow>
        </mtd>
      </mtr>
      <mtr>
        <mtd>
          <mrow>
            <msub>
              <mi>f</mi>
              <mi>W</mi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i>n</mi>
                </munderover>
                <msub>
                  <mi>x</mi>
                  <mi>i</mi>
                </msub>
              </mrow>
            </mrow>
            <msub>
              <mi>w</mi>
              <mi>i</mi>
            </msub>
          </mrow>
        </mtd>
      </mtr>
      <mtr>
        <mtd>
          <mrow>
            <mover accent="true">
              <mi>y</mi>
              <mo stretchy="false">^</mo>
            </mover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italic">Heaviside</mi>
            </mrow>
            <mrow>
              <mo fence="true" stretchy="false">(</mo>
              <mrow>
                <mrow>
                  <msub>
                    <mi>f</mi>
                    <mi>w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space width="5em"/>
            <mover accent="true">
              <mi>y</mi>
              <mo stretchy="false">^</mo>
            </mover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1</mn>
                <mrow>
                  <mn>1</mn>
                  <mo stretchy="false">+</mo>
                  <msup>
                    <mi mathvariant="normal">e</mi>
                    <mrow>
                      <mrow>
                        <mo stretchy="false">−</mo>
                        <msub>
                          <mi>f</mi>
                          <mi>w</mi>
                        </msub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sup>
                </mrow>
              </mfrac>
            </mrow>
          </mrow>
        </mtd>
      </mtr>
    </mtable>
    <annotation encoding="StarMath 5.0">stack {
X subset setR^{n+1}
#
f rsub {W}(x) = sum from {i=0} to {n} x_i w_i
#
hat y(x) = Heaviside ( f rsub w (x) ) `````````` hat y(x) = 1 over { 1 + func e^{-f rsub w (x)} }
}
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frac>
        <mrow>
          <mo stretchy="false">∂</mo>
          <mover accent="true">
            <mi>y</mi>
            <mo stretchy="false">^</mo>
          </mover>
        </mrow>
        <mrow>
          <mo stretchy="false">∂</mo>
          <msub>
            <mi>w</mi>
            <mi>i</mi>
          </msub>
        </mrow>
      </mfrac>
      <mrow>
        <mo fence="true" stretchy="false">(</mo>
        <mrow>
          <mi>x</mi>
        </mrow>
        <mo fence="true" stretchy="false">)</mo>
      </mrow>
      <mrow>
        <mspace width="0.5em"/>
        <mo stretchy="false">=</mo>
        <mspace width="0.5em"/>
      </mrow>
      <mfrac>
        <mo stretchy="false">∂</mo>
        <mrow>
          <mo stretchy="false">∂</mo>
          <msub>
            <mi>w</mi>
            <mi>i</mi>
          </msub>
        </mrow>
      </mfrac>
      <mrow>
        <mo fence="true" stretchy="false">(</mo>
        <mrow>
          <mrow>
            <mover accent="true">
              <mi>y</mi>
              <mo stretchy="false">^</mo>
            </mover>
            <mrow>
              <mo fence="true" stretchy="false">(</mo>
              <mrow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  <mrow>
        <mspace width="0.5em"/>
        <mo stretchy="false">=</mo>
        <mspace width="0.5em"/>
      </mrow>
      <mfrac>
        <mrow>
          <mo stretchy="false">∂</mo>
          <mover accent="true">
            <mi>y</mi>
            <mo stretchy="false">^</mo>
          </mover>
        </mrow>
        <mrow>
          <mo stretchy="false">∂</mo>
          <mi>f</mi>
          <mrow>
            <mo fence="true" stretchy="false">(</mo>
            <mrow>
              <mi>x</mi>
            </mrow>
            <mo fence="true" stretchy="false">)</mo>
          </mrow>
        </mrow>
      </mfrac>
      <mrow>
        <mrow>
          <mo fence="true" stretchy="false">(</mo>
          <mrow>
            <mrow>
              <mi>f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⋅</mo>
        <mrow>
          <mfrac>
            <mrow>
              <mo stretchy="false">∂</mo>
              <mi>f</mi>
            </mrow>
            <mrow>
              <mo stretchy="false">∂</mo>
              <msub>
                <mi>w</mi>
                <mi>i</mi>
              </msub>
            </mrow>
          </mfrac>
          <mrow>
            <mo fence="true" stretchy="false">(</mo>
            <mrow>
              <mi>x</mi>
            </mrow>
            <mo fence="true" stretchy="false">)</mo>
          </mrow>
        </mrow>
      </mrow>
    </mrow>
    <annotation encoding="StarMath 5.0">{ partial  hat y } over { partial w_i } (x) `=` partial over { partial w_i } ( hat y (f(x))) `=` { partial hat y } over { partial f(x) } ( f(x) ) cdot {{partial f} over { partial w_i }( x )}</annotation>
  </semantics>
</math>
</file>